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835in"/>
    </style:style>
    <style:style style:name="co3" style:family="table-column">
      <style:table-column-properties fo:break-before="auto" style:column-width="3.7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ypes of Letters in TTTA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rluu_20130909: <text:s/>I think these letters are 'news'. <text:s/>Gospel means “good news”.</text:p>
          </table:table-cell>
          <table:table-cell table:number-columns-repeated="7"/>
        </table:table-row>
        <table:table-row table:style-name="ro1">
          <table:table-cell office:value-type="string">
            <text:p>rluu_20130912: Maybe the letters are not 'good news'. <text:s/>I will need to flush out the ideas more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g. 48-49 talks about Marie writing encouraging letters from time to time. <text:s text:c="2"/>These letters help and encourage Robert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etter Typ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g. 184</text:p>
          </table:table-cell>
          <table:table-cell office:value-type="string">
            <text:p>Libert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g. 265</text:p>
          </table:table-cell>
          <table:table-cell office:value-type="string">
            <text:p>Sadness, Sorrow, sufferings and disappointment</text:p>
          </table:table-cell>
          <table:table-cell table:number-columns-repeated="3"/>
          <table:table-cell office:value-type="string">
            <text:p>Numbering</text:p>
          </table:table-cell>
          <table:table-cell office:value-type="string">
            <text:p>Hebrew Alphabet</text:p>
          </table:table-cell>
        </table:table-row>
        <table:table-row table:style-name="ro1">
          <table:table-cell/>
          <table:table-cell office:value-type="string">
            <text:p>pg. 154,182</text:p>
          </table:table-cell>
          <table:table-cell office:value-type="string">
            <text:p>Trouble/Sorrow brings Friend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Aleph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Be</text:p>
          </table:table-cell>
        </table:table-row>
        <table:table-row table:style-name="ro1">
          <table:table-cell table:number-columns-repeated="2"/>
          <table:table-cell office:value-type="string">
            <text:p>Hop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Gimel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string">
            <text:p>Dalet</text:p>
          </table:table-cell>
        </table:table-row>
        <table:table-row table:style-name="ro1">
          <table:table-cell/>
          <table:table-cell office:value-type="string">
            <text:p>pg. 265</text:p>
          </table:table-cell>
          <table:table-cell office:value-type="string">
            <text:p>Joy and Happiness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ey</text:p>
          </table:table-cell>
        </table:table-row>
        <table:table-row table:style-name="ro1">
          <table:table-cell table:number-columns-repeated="2"/>
          <table:table-cell office:value-type="string">
            <text:p>Laughing Water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Vav</text:p>
          </table:table-cell>
        </table:table-row>
        <table:table-row table:style-name="ro1">
          <table:table-cell table:number-columns-repeated="2"/>
          <table:table-cell office:value-type="string">
            <text:p>Comfort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Zayin</text:p>
          </table:table-cell>
        </table:table-row>
        <table:table-row table:style-name="ro1">
          <table:table-cell table:number-columns-repeated="2"/>
          <table:table-cell office:value-type="string">
            <text:p>Promise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Chet</text:p>
          </table:table-cell>
        </table:table-row>
        <table:table-row table:style-name="ro1">
          <table:table-cell/>
          <table:table-cell office:value-type="string">
            <text:p>pg. 117</text:p>
          </table:table-cell>
          <table:table-cell office:value-type="string">
            <text:p>Fait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g. 117</text:p>
          </table:table-cell>
          <table:table-cell office:value-type="string">
            <text:p>Reward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Tet</text:p>
          </table:table-cell>
        </table:table-row>
        <table:table-row table:style-name="ro1">
          <table:table-cell/>
          <table:table-cell office:value-type="string">
            <text:p>pg. 156, 70</text:p>
          </table:table-cell>
          <table:table-cell office:value-type="string">
            <text:p>Fortune and finance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Yod</text:p>
          </table:table-cell>
        </table:table-row>
        <table:table-row table:style-name="ro1">
          <table:table-cell/>
          <table:table-cell office:value-type="string">
            <text:p>pg. 71, 115</text:p>
          </table:table-cell>
          <table:table-cell office:value-type="string">
            <text:p>Success.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Kaph</text:p>
          </table:table-cell>
        </table:table-row>
        <table:table-row table:style-name="ro1">
          <table:table-cell table:number-columns-repeated="2"/>
          <table:table-cell office:value-type="string">
            <text:p>Strength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Lamed</text:p>
          </table:table-cell>
        </table:table-row>
        <table:table-row table:style-name="ro1">
          <table:table-cell/>
          <table:table-cell office:value-type="string">
            <text:p>pg. 185</text:p>
          </table:table-cell>
          <table:table-cell office:value-type="string">
            <text:p>Consolation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Mem</text:p>
          </table:table-cell>
        </table:table-row>
        <table:table-row table:style-name="ro1">
          <table:table-cell table:number-columns-repeated="2"/>
          <table:table-cell office:value-type="string">
            <text:p>Forgiv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g. 162</text:p>
          </table:table-cell>
          <table:table-cell office:value-type="string">
            <text:p>Forg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tien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ait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Nun</text:p>
          </table:table-cell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nxious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Samek</text:p>
          </table:table-cell>
        </table:table-row>
        <table:table-row table:style-name="ro1">
          <table:table-cell/>
          <table:table-cell office:value-type="string">
            <text:p>pg. 171.</text:p>
          </table:table-cell>
          <table:table-cell office:value-type="string">
            <text:p>Case of nervous indecisio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ear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Ayin</text:p>
          </table:table-cell>
        </table:table-row>
        <table:table-row table:style-name="ro1">
          <table:table-cell table:number-columns-repeated="2"/>
          <table:table-cell office:value-type="string">
            <text:p>Excitement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string">
            <text:p>Pey</text:p>
          </table:table-cell>
        </table:table-row>
        <table:table-row table:style-name="ro1">
          <table:table-cell/>
          <table:table-cell office:value-type="string">
            <text:p>pg. 182</text:p>
          </table:table-cell>
          <table:table-cell office:value-type="string">
            <text:p>Work / Labor is the only thing to drown your sorrows.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Tzaddi</text:p>
          </table:table-cell>
        </table:table-row>
        <table:table-row table:style-name="ro1">
          <table:table-cell table:number-columns-repeated="2"/>
          <table:table-cell office:value-type="string">
            <text:p>Loyal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Quph</text:p>
          </table:table-cell>
        </table:table-row>
        <table:table-row table:style-name="ro1">
          <table:table-cell table:number-columns-repeated="2"/>
          <table:table-cell office:value-type="string">
            <text:p>Desire/Ambition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Resh</text:p>
          </table:table-cell>
        </table:table-row>
        <table:table-row table:style-name="ro1">
          <table:table-cell/>
          <table:table-cell office:value-type="string">
            <text:p>pg. 162-163.</text:p>
          </table:table-cell>
          <table:table-cell office:value-type="string">
            <text:p>Congratulate/Congratulation/Congratulating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string">
            <text:p>Shin</text:p>
          </table:table-cell>
        </table:table-row>
        <table:table-row table:style-name="ro1">
          <table:table-cell/>
          <table:table-cell office:value-type="string">
            <text:p>pg. 182</text:p>
          </table:table-cell>
          <table:table-cell office:value-type="string">
            <text:p>Hate / Jealousy</text:p>
          </table:table-cell>
          <table:table-cell office:value-type="string">
            <text:p>pg. 184 says Jealousy can lead to nothing else but war, as it always has in the past.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g. 182</text:p>
          </table:table-cell>
          <table:table-cell office:value-type="string">
            <text:p>War</text:p>
          </table:table-cell>
          <table:table-cell office:value-type="string">
            <text:p>pg. 184 says Jealousy can lead to nothing else but war, as it always has in the pas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g. 183</text:p>
          </table:table-cell>
          <table:table-cell office:value-type="string">
            <text:p>Peace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string">
            <text:p>Tav</text:p>
          </table:table-cell>
        </table:table-row>
        <table:table-row table:style-name="ro1">
          <table:table-cell table:number-columns-repeated="2"/>
          <table:table-cell office:value-type="string">
            <text:p>Pow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r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ea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weet Letter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 style:data-style-name="N2" text:time-value="0000-00-00T04:05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03T04:35:00</meta:creation-date>
    <meta:generator>LibreOffice/3.6$Linux_X86_64 LibreOffice_project/360m1$Build-304</meta:generator>
    <dc:date>2013-09-12T15:57:34</dc:date>
    <dc:creator>Ryan </dc:creator>
    <meta:editing-duration>PT8H52M17S</meta:editing-duration>
    <meta:editing-cycles>10</meta:editing-cycles>
    <meta:document-statistic meta:table-count="1" meta:cell-count="104" meta:object-count="0"/>
  </office:meta>
</office:document-meta>
</file>